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Standard">
        <draw:frame draw:style-name="gr1" draw:layer="layout" svg:width="15.708cm" svg:height="6.998cm" svg:x="0.058cm" svg:y="0.028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7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jörn Peemöller</meta:initial-creator>
    <meta:creation-date>2011-05-03T20:51:48</meta:creation-date>
    <dc:date>2011-07-18T21:30:35</dc:date>
    <dc:creator>Björn Peemöller</dc:creator>
    <meta:editing-duration>PT59M41S</meta:editing-duration>
    <meta:editing-cycles>4</meta:editing-cycles>
    <meta:generator>LibreOffice/3.3$Unix LibreOffice_project/330m19$Build-20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950e"/>
      <style:text-properties fo:font-size="6pt" style:font-size-asian="6pt" style:font-size-complex="6pt"/>
    </style:style>
    <style:style style:name="ch10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chart-properties chart:link-data-style-to-source="false"/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chart-properties chart:link-data-style-to-source="false"/>
      <style:graphic-properties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09cm" svg:height="6.999cm" xlink:href="." xlink:type="simple" chart:class="chart:bar" chart:style-name="ch1">
        <chart:legend chart:legend-position="end" svg:x="12.977cm" svg:y="1.645cm" chart:style-name="ch2"/>
        <chart:plot-area chart:style-name="ch3" chart:data-source-has-labels="both" svg:x="1.456cm" svg:y="0.691cm" svg:width="11.055cm" svg:height="5.741cm">
          <chartooo:coordinate-region svg:x="2.183cm" svg:y="0.918cm" svg:width="10.328cm" svg:height="5.289cm"/>
          <chart:axis chart:dimension="x" chart:name="primary-x" chart:style-name="ch4">
            <chart:categories table:cell-range-address="local-table.$B$1:.$B$1"/>
          </chart:axis>
          <chart:axis chart:dimension="y" chart:name="primary-y" chart:style-name="ch5">
            <chart:title svg:x="0.438cm" svg:y="5.503cm" chart:style-name="ch6">
              <text:p>Runtime in seconds</text:p>
            </chart:title>
            <chart:grid chart:style-name="ch7" chart:class="major"/>
          </chart:axis>
          <chart:series chart:style-name="ch8" chart:values-cell-range-address="local-table.$B$2:.$B$2" chart:label-cell-address="local-table.$A$2" chart:class="chart:bar">
            <chart:data-point/>
          </chart:series>
          <chart:series chart:style-name="ch9" chart:values-cell-range-address="local-table.$B$3:.$B$3" chart:label-cell-address="local-table.$A$3" chart:class="chart:bar">
            <chart:data-point/>
          </chart:series>
          <chart:series chart:style-name="ch10" chart:values-cell-range-address="local-table.$B$4:.$B$4" chart:label-cell-address="local-table.$A$4" chart:class="chart:bar">
            <chart:data-point/>
          </chart:series>
          <chart:series chart:style-name="ch11" chart:values-cell-range-address="local-table.$B$5:.$B$5" chart:label-cell-address="local-table.$A$5" chart:class="chart:bar">
            <chart:data-point/>
          </chart:series>
          <chart:series chart:style-name="ch12" chart:values-cell-range-address="local-table.$B$6:.$B$6" chart:label-cell-address="local-table.$A$6" chart:class="chart:bar">
            <chart:data-point/>
          </chart:series>
          <chart:series chart:style-name="ch13" chart:values-cell-range-address="local-table.$B$7:.$B$7" chart:label-cell-address="local-table.$A$7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KiCS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KiCS2 w/o
HO-Optim.</text:p>
              </table:table-cell>
              <table:table-cell office:value-type="float" office:value="32.44">
                <text:p>32.44</text:p>
              </table:table-cell>
            </table:table-row>
            <table:table-row>
              <table:table-cell office:value-type="string">
                <text:p>KiCS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PAKCS 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MCC   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GHC</text:p>
              </table:table-cell>
              <table:table-cell office:value-type="float" office:value="0.22">
                <text:p>0.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